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22/10</text:p>
      <text:p text:style-name="P1"/>
      <text:p text:style-name="P2">Miles is to do the risk assessment </text:p>
      <text:p text:style-name="P2"/>
      <text:p text:style-name="P2">All group members need to send their github account name to Sam (<text:a xlink:type="simple" xlink:href="mailto:sdc2@aber.ac.uk">sdc2@aber.ac.uk</text:a>) so that they can be added to the repository. All documents related to the project will be stored in the repositor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08:47.64</meta:creation-date>
    <meta:document-statistic meta:table-count="0" meta:image-count="0" meta:object-count="0" meta:page-count="1" meta:paragraph-count="3" meta:word-count="43" meta:character-count="245"/>
    <dc:date>2012-10-28T20:17:00.26</dc:date>
    <meta:editing-duration>PT8M12S</meta:editing-duration>
    <meta:editing-cycles>1</meta:editing-cycles>
    <meta:generator>OpenOffice.org/3.4$Win32 OpenOffice.org_project/340m1$Build-9590</meta:generator>
  </office:meta>
</office:document-meta>
</file>